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cstArt" svg:font-family="KacstArt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d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49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marker-start="" draw:marker-end="رؤوس_20_الأسهم_20_6" draw:textarea-vertical-align="middle"/>
    </style:style>
    <style:style style:name="gr12" style:family="graphic" style:parent-style-name="standard">
      <style:graphic-properties draw:stroke="dash" draw:stroke-dash="Fine_20_Dashed_20__28_var_29_" draw:marker-start="" draw:marker-end="رؤوس_20_الأسهم_20_4" draw:textarea-vertical-align="middle"/>
    </style:style>
    <style:style style:name="gr13" style:family="graphic" style:parent-style-name="standard">
      <style:graphic-properties draw:marker-start="رؤوس_20_الأسهم_20_2" draw:marker-end="" draw:textarea-vertical-align="middle"/>
    </style:style>
    <style:style style:name="gr14" style:family="graphic" style:parent-style-name="standard">
      <style:graphic-properties draw:stroke="dash" draw:stroke-dash="Fine_20_Dashed_20__28_var_29_" draw:marker-end="رؤوس_20_الأسهم_20_4" draw:textarea-vertical-align="middle"/>
    </style:style>
    <style:style style:name="gr15" style:family="graphic" style:parent-style-name="standard">
      <style:graphic-properties draw:stroke="none" svg:stroke-color="#000000" draw:marker-start="" draw:marker-end="رؤوس_20_الأسهم_20_2" draw:fill="none" draw:fill-color="#ffffff" draw:textarea-horizontal-align="right" draw:auto-grow-height="true" draw:auto-grow-width="true" fo:min-height="0cm" fo:min-width="0cm"/>
    </style:style>
    <style:style style:name="gr16" style:family="graphic" style:parent-style-name="standard">
      <style:graphic-properties draw:marker-start="" draw:marker-end="رؤوس_20_الأسهم_20_2" draw:fill="solid" draw:fill-color="#ffffcc" draw:textarea-horizontal-align="justify" draw:textarea-vertical-align="middle" draw:auto-grow-height="false"/>
    </style:style>
    <style:style style:name="gr17" style:family="graphic" style:parent-style-name="objectwithoutfill">
      <style:graphic-properties draw:marker-start="" draw:marker-end="رؤوس_20_الأسهم_20_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3pt" style:font-size-asian="13pt" style:font-size-complex="13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الافتراضي">
        <draw:custom-shape draw:style-name="gr1" draw:text-style-name="P1" draw:layer="layout" svg:width="7.1cm" svg:height="6.5cm" svg:x="16.8cm" svg:y="7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cm" svg:height="6.5cm" svg:x="16.7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cm" svg:height="11.4cm" svg:x="1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5.6cm" svg:height="4.6cm" svg:x="17.9cm" svg:y="1cm">
          <text:p text:style-name="P1"><text:span text:style-name="T1">Source Cod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xml:id="id2" draw:id="id2" draw:layer="layout" svg:width="6.4cm" svg:height="3.4cm" svg:x="1.9cm" svg:y="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5.1cm" svg:height="1.5cm" svg:x="2.5cm" svg:y="8.3cm">
          <text:p text:style-name="P1"><text:span text:style-name="T1">Base Grammar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577cm" svg:height="0.806cm" svg:x="4.371cm" svg:y="4.2cm">
          <draw:text-box>
            <text:p><text:span text:style-name="T1">Core</text:span></text:p>
          </draw:text-box>
        </draw:frame>
        <draw:custom-shape draw:style-name="gr7" draw:text-style-name="P2" xml:id="id8" draw:id="id8" draw:layer="layout" svg:width="6.3cm" svg:height="2.4cm" svg:x="1.9cm" svg:y="12.1cm">
          <text:p text:style-name="P1"><text:span text:style-name="T1">Definitions Repository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104cm" svg:height="0.806cm" svg:x="2.583cm" svg:y="10.118cm">
          <draw:text-box>
            <text:p><text:span text:style-name="T1">Grammar Repository</text:span></text:p>
          </draw:text-box>
        </draw:frame>
        <draw:custom-shape draw:style-name="gr7" draw:text-style-name="P2" xml:id="id1" draw:id="id1" draw:layer="layout" svg:width="6.2cm" svg:height="1.5cm" svg:x="2cm" svg:y="5.5cm">
          <text:p text:style-name="P1"><text:span text:style-name="T1">Pars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5.1cm" svg:y1="7cm" svg:x2="5.1cm" svg:y2="7.9cm" draw:start-shape="id1" draw:start-glue-point="2" draw:end-shape="id2" draw:end-glue-point="0" svg:d="m5100 7000v900" svg:viewBox="0 0 1 901">
          <text:p/>
        </draw:connector>
        <draw:custom-shape draw:style-name="gr1" draw:text-style-name="P1" xml:id="id6" draw:id="id6" draw:layer="layout" svg:width="7.1cm" svg:height="6.5cm" svg:x="16.6cm" svg:y="7.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249cm" svg:height="0.806cm" svg:x="18.438cm" svg:y="8.1cm">
          <draw:text-box>
            <text:p><text:span text:style-name="T1">Build Library</text:span></text:p>
          </draw:text-box>
        </draw:frame>
        <draw:custom-shape draw:style-name="gr10" draw:text-style-name="P2" xml:id="id7" draw:id="id7" draw:layer="layout" svg:width="5.7cm" svg:height="1.5cm" svg:x="17.3cm" svg:y="9.7cm">
          <text:p text:style-name="P1"><text:span text:style-name="T1">Build Handl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" draw:id="id3" draw:layer="layout" svg:width="5.7cm" svg:height="1.4cm" svg:x="17.3cm" svg:y="12.2cm">
          <text:p text:style-name="P1"><text:span text:style-name="T1">Specialized Grammar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2.45cm" svg:x1="17.3cm" svg:y1="12.9cm" svg:x2="7.6cm" svg:y2="9.05cm" draw:start-shape="id3" draw:start-glue-point="3" draw:end-shape="id4" draw:end-glue-point="1" svg:d="m17300 12900h-2400v-3850h-7300" svg:viewBox="0 0 9701 3851">
          <text:p/>
        </draw:connector>
        <draw:connector draw:style-name="gr12" draw:text-style-name="P1" draw:layer="layout" svg:x1="20.701cm" svg:y1="1.662cm" svg:x2="23.7cm" svg:y2="11.15cm" draw:start-shape="id5" draw:start-glue-point="1" draw:end-shape="id6" draw:end-glue-point="1" svg:d="m20701 1662h3500v9488h-501" svg:viewBox="0 0 3501 9489">
          <text:p/>
        </draw:connector>
        <draw:frame draw:style-name="gr6" draw:text-style-name="P4" draw:layer="layout" svg:width="1.848cm" svg:height="1.275cm" svg:x="24.156cm" svg:y="5cm">
          <draw:text-box>
            <text:p text:style-name="P4"><text:span text:style-name="T2">Refers</text:span></text:p>
            <text:p text:style-name="P4"><text:span text:style-name="T2">to</text:span></text:p>
          </draw:text-box>
        </draw:frame>
        <draw:connector draw:style-name="gr12" draw:text-style-name="P1" draw:layer="layout" draw:line-skew="-1.75cm" svg:x1="16.6cm" svg:y1="11.15cm" svg:x2="8.3cm" svg:y2="9.6cm" draw:start-shape="id6" draw:end-shape="id2" svg:d="m16600 11150h-5900v-1550h-2400" svg:viewBox="0 0 8301 1551">
          <text:p/>
        </draw:connector>
        <draw:connector draw:style-name="gr13" draw:text-style-name="P1" draw:layer="layout" svg:x1="20.15cm" svg:y1="12.2cm" svg:x2="20.15cm" svg:y2="11.2cm" draw:start-shape="id3" draw:start-glue-point="0" draw:end-shape="id7" draw:end-glue-point="2" svg:d="m20150 12200v-1000" svg:viewBox="0 0 1 1001">
          <text:p/>
        </draw:connector>
        <draw:frame draw:style-name="gr6" draw:text-style-name="P4" draw:layer="layout" svg:width="3.931cm" svg:height="1.275cm" svg:x="10.648cm" svg:y="9.8cm">
          <draw:text-box>
            <text:p text:style-name="P4"><text:span text:style-name="T2">Adds specialized</text:span></text:p>
            <text:p text:style-name="P4"><text:span text:style-name="T2">Grammar</text:span></text:p>
          </draw:text-box>
        </draw:frame>
        <draw:connector draw:style-name="gr14" draw:text-style-name="P1" draw:layer="layout" draw:line-skew="2cm" svg:x1="16.6cm" svg:y1="11.15cm" svg:x2="8.2cm" svg:y2="13.3cm" draw:start-shape="id6" draw:start-glue-point="3" draw:end-shape="id8" draw:end-glue-point="1" svg:d="m16600 11150h-2200v2150h-6200" svg:viewBox="0 0 8401 2151">
          <text:p/>
        </draw:connector>
        <draw:frame draw:style-name="gr6" draw:text-style-name="P5" draw:layer="layout" svg:width="4.388cm" svg:height="0.763cm" svg:x="9.513cm" svg:y="13.3cm">
          <draw:text-box>
            <text:p text:style-name="P5"><text:span text:style-name="T2">Stores build results</text:span></text:p>
          </draw:text-box>
        </draw:frame>
        <draw:connector draw:style-name="gr12" draw:text-style-name="P1" draw:layer="layout" draw:line-skew="2.65cm" svg:x1="8.2cm" svg:y1="6.25cm" svg:x2="17.3cm" svg:y2="10.45cm" draw:start-shape="id1" draw:start-glue-point="1" draw:end-shape="id7" draw:end-glue-point="3" svg:d="m8200 6250h7200v4200h1900" svg:viewBox="0 0 9101 4201">
          <text:p/>
        </draw:connector>
        <draw:frame draw:style-name="gr15" draw:text-style-name="P5" draw:layer="layout" svg:width="6.797cm" svg:height="0.763cm" svg:x="9.236cm" svg:y="5.5cm">
          <draw:text-box>
            <text:p text:style-name="P5"><text:span text:style-name="T2">Sends parsing events and data</text:span></text:p>
          </draw:text-box>
        </draw:frame>
        <draw:custom-shape draw:style-name="gr16" draw:text-style-name="P6" draw:layer="layout" svg:width="5.2cm" svg:height="2.6cm" svg:x="22.8cm" svg:y="15.4cm">
          <text:p text:style-name="P1"><text:span text:style-name="T3">Build handlers generates</text:span></text:p>
          <text:p text:style-name="P1"><text:span text:style-name="T3">the executable code</text:span></text:p>
          <text:p text:style-name="P1"><text:span text:style-name="T3">based on the data</text:span></text:p>
          <text:p text:style-name="P1"><text:span text:style-name="T3">received from the pars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7" draw:text-style-name="P1" draw:layer="layout" svg:x1="25.1cm" svg:y1="15.2cm" svg:x2="22.8cm" svg:y2="11cm">
          <text:p/>
        </draw:line>
        <draw:custom-shape draw:style-name="gr16" draw:text-style-name="P6" draw:layer="layout" svg:width="5.2cm" svg:height="2.6cm" svg:x="10.5cm" svg:y="15.4cm">
          <text:p text:style-name="P1"><text:span text:style-name="T3">Definitions repository is</text:span></text:p>
          <text:p text:style-name="P1"><text:span text:style-name="T3">used to store build-results</text:span></text:p>
          <text:p text:style-name="P1"><text:span text:style-name="T3">and make it available to</text:span></text:p>
          <text:p text:style-name="P1"><text:span text:style-name="T3">all build librari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7" draw:text-style-name="P1" draw:layer="layout" svg:x1="10.5cm" svg:y1="16.6cm" svg:x2="7.6cm" svg:y2="13.9cm">
          <text:p/>
        </draw:line>
        <draw:frame draw:style-name="gr6" draw:text-style-name="P8" xml:id="id5" draw:id="id5" draw:layer="layout" svg:width="2.462cm" svg:height="0.725cm" svg:x="18.239cm" svg:y="1.3cm">
          <draw:text-box>
            <text:p text:style-name="P7"><text:span text:style-name="T3">import "..."</text:span></text:p>
          </draw:text-box>
        </draw:frame>
        <draw:connector draw:style-name="gr14" draw:text-style-name="P1" draw:layer="layout" svg:x1="17.9cm" svg:y1="3.3cm" svg:x2="1.9cm" svg:y2="9.6cm" draw:start-shape="id9" draw:start-glue-point="5" draw:end-shape="id2" draw:end-glue-point="3" svg:d="m17900 3300h-16501v6300h501" svg:viewBox="0 0 16502 6301">
          <text:p/>
        </draw:connector>
        <draw:connector draw:style-name="gr14" draw:text-style-name="P1" draw:layer="layout" svg:x1="17.9cm" svg:y1="3.3cm" svg:x2="1.9cm" svg:y2="13.3cm" draw:start-shape="id9" draw:start-glue-point="5" draw:end-shape="id8" draw:end-glue-point="3" svg:d="m17900 3300h-16501v10000h501" svg:viewBox="0 0 16502 10001">
          <text:p/>
        </draw:connector>
        <draw:frame draw:style-name="gr6" draw:text-style-name="P5" draw:layer="layout" svg:width="2.839cm" svg:height="0.763cm" svg:x="13.16cm" svg:y="2.5cm">
          <draw:text-box>
            <text:p text:style-name="P5"><text:span text:style-name="T2">Can contr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acstArt" svg:font-family="KacstArt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رؤوس_20_الأسهم_20_2" draw:display-name="رؤوس الأسهم 2" svg:viewBox="0 0 3000 6000" svg:d="m1500 0 1500 3000-1500 3000-1500-3000z"/>
    <draw:marker draw:name="رؤوس_20_الأسهم_20_4" draw:display-name="رؤوس الأسهم 4" svg:viewBox="0 0 1122 2243" svg:d="m0 2108v17 17l12 42 30 34 38 21 43 4 29-8 30-21 25-26 13-34 343-1532 339 1520 13 42 29 34 39 21 42 4 42-12 34-30 21-42v-39-12l-4 4-440-1998-9-42-25-39-38-25-43-8-42 8-38 25-26 39-8 42z"/>
    <draw:marker draw:name="رؤوس_20_الأسهم_20_6" draw:display-name="رؤوس الأسهم 6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KacstArt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كائن_20_بلا_20_تعبئة_20_وبلا_20_سطر" style:display-name="كائن بلا تعبئة وبلا سطر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الافتراضي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1T18:56:35.561106632</meta:creation-date>
    <dc:date>2014-02-24T21:09:37.346539492</dc:date>
    <meta:editing-duration>PT41M48S</meta:editing-duration>
    <meta:editing-cycles>13</meta:editing-cycles>
    <meta:generator>LibreOffice/4.1.5.3$Linux_X86_64 LibreOffice_project/410$Build-3</meta:generator>
    <meta:document-statistic meta:object-count="33"/>
  </office:meta>
</office:document-meta>
</file>